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12cm" fo:min-width="0.007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svg:stroke-width="0.051cm" svg:stroke-color="#000000" draw:marker-start-width="0.076cm" draw:marker-end-width="0.076cm" draw:fill="none" draw:fill-color="#ffffff" draw:auto-grow-height="false" fo:min-height="1.25cm" loext:decorative="false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076cm" draw:marker-end-width="0.076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1cm" draw:marker-start-width="0.076cm" draw:marker-end-width="0.076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1cm" draw:marker-start-width="0.279cm" draw:marker-end="Arrowheads_20_1" draw:marker-end-width="0.381cm" draw:fill="none" draw:textarea-horizontal-align="left" draw:textarea-vertical-align="middle" fo:padding-top="0cm" fo:padding-bottom="0cm" fo:padding-left="0cm" fo:padding-right="0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3cm" fo:min-width="0cm" loext:decorative="fals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3cm" fo:min-width="0.18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fo:min-height="1.0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82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435cm" loext:decorative="false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2" draw:marker-end-width="0.381cm" draw:fill="non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draw:fill="none" fo:min-height="0.683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47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545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 loext:tab-stop-distance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style:font-name="Liberation Mono3"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Mono1"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2" style:family="paragraph"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T1" style:family="text">
      <style:text-properties style:font-name="Liberation Mono3" fo:font-size="10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style:font-name="Liberation Mono1" fo:font-size="12pt"/>
    </style:style>
    <style:style style:name="T4" style:family="text">
      <style:text-properties style:font-name="Liberation Mono1" fo:font-size="11pt"/>
    </style:style>
    <style:style style:name="T5" style:family="text">
      <style:text-properties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5cm" svg:height="0.652cm" svg:x="4.733cm" svg:y="3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2" draw:id="id2">
          <draw:frame draw:style-name="gr3" draw:text-style-name="P3" draw:layer="layout" svg:width="7.677cm" svg:height="0.617cm" svg:x="1.263cm" svg:y="5.839cm">
            <draw:text-box>
              <text:p text:style-name="P2"><text:span text:style-name="T1">Initial (2)</text:span></text:p>
              <text:p text:style-name="P2"><text:span text:style-name="T1"/></text:p>
              <text:p text:style-name="P2"><text:span text:style-name="T1">Turn On Ship Lights</text:span></text:p>
              <text:p text:style-name="P2"><text:span text:style-name="T1">Play Audio File 1</text:span></text:p>
            </draw:text-box>
          </draw:frame>
          <draw:rect draw:style-name="gr4" draw:text-style-name="P4" draw:layer="layout" svg:width="7.677cm" svg:height="2.49cm" svg:x="1.24cm" svg:y="5.849cm" draw:corner-radius="0.5cm">
            <text:p/>
          </draw:rect>
          <draw:line draw:style-name="gr5" draw:text-style-name="P4" draw:layer="layout" svg:x1="1.241cm" svg:y1="6.456cm" svg:x2="8.911cm" svg:y2="6.455cm">
            <text:p/>
          </draw:line>
        </draw:g>
        <draw:connector draw:style-name="gr6" draw:text-style-name="P5" draw:layer="layout" draw:line-skew="-0.103cm" svg:x1="5.091cm" svg:y1="4.223cm" svg:x2="5.09cm" svg:y2="5.839cm" draw:start-shape="id1" draw:start-glue-point="8" draw:end-shape="id2" draw:end-glue-point="0" svg:d="M5091 4223v698h-1v918" svg:viewBox="0 0 2 1617">
          <text:p/>
        </draw:connector>
        <draw:g draw:style-name="gr2" xml:id="id3" draw:id="id3">
          <draw:frame draw:style-name="gr3" draw:text-style-name="P3" draw:layer="layout" svg:width="7.677cm" svg:height="0.617cm" svg:x="1.263cm" svg:y="9.783cm">
            <draw:text-box>
              <text:p text:style-name="P2"><text:span text:style-name="T1">Play File 2 (4)</text:span></text:p>
              <text:p text:style-name="P2"><text:span text:style-name="T1"/></text:p>
              <text:p text:style-name="P2"><text:span text:style-name="T1">Play Audio File 2</text:span></text:p>
              <text:p text:style-name="P2"><text:span text:style-name="T1"/></text:p>
            </draw:text-box>
          </draw:frame>
          <draw:rect draw:style-name="gr4" draw:text-style-name="P4" draw:layer="layout" svg:width="7.677cm" svg:height="2.49cm" svg:x="1.24cm" svg:y="9.793cm" draw:corner-radius="0.5cm">
            <text:p/>
          </draw:rect>
          <draw:line draw:style-name="gr5" draw:text-style-name="P4" draw:layer="layout" svg:x1="1.241cm" svg:y1="10.4cm" svg:x2="8.911cm" svg:y2="10.399cm">
            <text:p/>
          </draw:line>
        </draw:g>
        <draw:g draw:style-name="gr2" xml:id="id5" draw:id="id5">
          <draw:frame draw:style-name="gr3" draw:text-style-name="P3" draw:layer="layout" svg:width="7.677cm" svg:height="0.617cm" svg:x="1.269cm" svg:y="22.793cm">
            <draw:text-box>
              <text:p text:style-name="P2"><text:span text:style-name="T1">Shields Down (10)</text:span></text:p>
              <text:p text:style-name="P2"><text:span text:style-name="T1"/></text:p>
              <text:p text:style-name="P6"><text:span text:style-name="T1">Shields Down Sequence one by one</text:span></text:p>
            </draw:text-box>
          </draw:frame>
          <draw:rect draw:style-name="gr4" draw:text-style-name="P4" draw:layer="layout" svg:width="7.677cm" svg:height="2.49cm" svg:x="1.246cm" svg:y="22.803cm" draw:corner-radius="0.5cm">
            <text:p/>
          </draw:rect>
          <draw:line draw:style-name="gr5" draw:text-style-name="P4" draw:layer="layout" svg:x1="1.247cm" svg:y1="23.41cm" svg:x2="8.917cm" svg:y2="23.409cm">
            <text:p/>
          </draw:line>
        </draw:g>
        <draw:g draw:style-name="gr2" xml:id="id8" draw:id="id8">
          <draw:frame draw:style-name="gr3" draw:text-style-name="P3" draw:layer="layout" svg:width="7.677cm" svg:height="0.617cm" svg:x="12.701cm" svg:y="11.162cm">
            <draw:text-box>
              <text:p text:style-name="P2"><text:span text:style-name="T1">Full Scene (14)</text:span></text:p>
              <text:p text:style-name="P2"><text:span text:style-name="T1"/></text:p>
              <text:p text:style-name="P2"><text:span text:style-name="T1">Play Audio File 4</text:span></text:p>
              <text:p text:style-name="P6"><text:span text:style-name="T1">Turn On Ship Lights (already On?)</text:span></text:p>
              <text:p text:style-name="P6"><text:span text:style-name="T1">Turn On Shields at time cue</text:span></text:p>
              <text:p text:style-name="P6"><text:span text:style-name="T1">Shields Down Sequence at time cue</text:span></text:p>
              <text:p text:style-name="P2"><text:span text:style-name="T1"/></text:p>
            </draw:text-box>
          </draw:frame>
          <draw:rect draw:style-name="gr4" draw:text-style-name="P4" draw:layer="layout" svg:width="7.677cm" svg:height="2.49cm" svg:x="12.678cm" svg:y="11.172cm" draw:corner-radius="0.5cm">
            <text:p/>
          </draw:rect>
          <draw:line draw:style-name="gr5" draw:text-style-name="P4" draw:layer="layout" svg:x1="12.679cm" svg:y1="11.779cm" svg:x2="20.349cm" svg:y2="11.778cm">
            <text:p/>
          </draw:line>
        </draw:g>
        <draw:g draw:style-name="gr7" xml:id="id9" draw:id="id9">
          <draw:custom-shape draw:style-name="gr8" draw:text-style-name="P1" draw:layer="layout" svg:width="0.64cm" svg:height="0.569cm" svg:x="16.258cm" svg:y="16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96cm" svg:height="0.853cm" svg:x="16.098cm" svg:y="16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7" draw:layer="layout" svg:width="16.51cm" svg:height="1.323cm" svg:x="2.513cm" svg:y="1.879cm">
          <draw:text-box>
            <text:p>Star Trek Reliant Project State Diagram</text:p>
          </draw:text-box>
        </draw:frame>
        <draw:frame draw:style-name="gr11" draw:text-style-name="P8" draw:layer="layout" svg:width="3.095cm" svg:height="1.199cm" svg:x="17.066cm" svg:y="1.773cm">
          <draw:text-box>
            <text:p><text:span text:style-name="T2">23 Mar 2024</text:span></text:p>
            <text:p><text:span text:style-name="T2">R3.0</text:span></text:p>
          </draw:text-box>
        </draw:frame>
        <draw:frame draw:style-name="gr12" draw:text-style-name="P8" draw:layer="layout" svg:width="2.909cm" svg:height="1.032cm" svg:x="9.477cm" svg:y="26.175cm">
          <draw:text-box>
            <text:p><text:span text:style-name="T2">Page 1 of 1</text:span></text:p>
          </draw:text-box>
        </draw:frame>
        <draw:frame draw:style-name="gr13" draw:text-style-name="P9" draw:layer="layout" svg:width="3.665cm" svg:height="1.207cm" svg:x="16.928cm" svg:y="9.517cm">
          <draw:text-box>
            <text:p><text:span text:style-name="T3">(13) Button Press</text:span></text:p>
          </draw:text-box>
        </draw:frame>
        <draw:frame draw:style-name="gr14" draw:text-style-name="P11" draw:layer="layout" svg:width="4.731cm" svg:height="1.685cm" svg:x="5.428cm" svg:y="21.044cm">
          <draw:text-box>
            <text:p text:style-name="P10"><text:span text:style-name="T3">(9) Wait for </text:span><text:span text:style-name="T4">Shields</text:span><text:span text:style-name="T3"> Down Cue</text:span></text:p>
          </draw:text-box>
        </draw:frame>
        <draw:connector draw:style-name="gr6" draw:text-style-name="P5" draw:layer="layout" svg:x1="5.09cm" svg:y1="8.339cm" svg:x2="5.09cm" svg:y2="9.783cm" draw:start-shape="id2" draw:start-glue-point="2" draw:end-shape="id3" draw:end-glue-point="0" svg:d="M5090 8339v1444" svg:viewBox="0 0 1 1445">
          <text:p/>
        </draw:connector>
        <draw:connector draw:style-name="gr15" draw:text-style-name="P4" draw:layer="layout" svg:x1="5.096cm" svg:y1="20.751cm" svg:x2="5.096cm" svg:y2="22.793cm" draw:start-shape="id4" draw:start-glue-point="2" draw:end-shape="id5" draw:end-glue-point="0" svg:d="M5096 20751v2042" svg:viewBox="0 0 1 2043">
          <text:p/>
        </draw:connector>
        <draw:connector draw:style-name="gr15" draw:text-style-name="P4" draw:layer="layout" svg:x1="5.096cm" svg:y1="25.293cm" svg:x2="16.516cm" svg:y2="6.121cm" draw:start-shape="id5" draw:start-glue-point="2" draw:end-shape="id6" draw:end-glue-point="0" svg:d="M5096 25293v526h5699v-20214h5721v516" svg:viewBox="0 0 11421 20215">
          <text:p/>
        </draw:connector>
        <draw:g draw:style-name="gr2" xml:id="id7" draw:id="id7">
          <draw:frame draw:style-name="gr3" draw:text-style-name="P3" draw:layer="layout" svg:width="7.677cm" svg:height="0.617cm" svg:x="1.258cm" svg:y="14.226cm">
            <draw:text-box>
              <text:p text:style-name="P2"><text:span text:style-name="T1">Shields UP (6)</text:span></text:p>
              <text:p text:style-name="P2"><text:span text:style-name="T1"/></text:p>
              <text:p text:style-name="P2"><text:span text:style-name="T1">Turn On Shields one by one</text:span></text:p>
            </draw:text-box>
          </draw:frame>
          <draw:rect draw:style-name="gr4" draw:text-style-name="P4" draw:layer="layout" svg:width="7.677cm" svg:height="2.49cm" svg:x="1.235cm" svg:y="14.236cm" draw:corner-radius="0.5cm">
            <text:p/>
          </draw:rect>
          <draw:line draw:style-name="gr5" draw:text-style-name="P4" draw:layer="layout" svg:x1="1.236cm" svg:y1="14.843cm" svg:x2="8.906cm" svg:y2="14.842cm">
            <text:p/>
          </draw:line>
        </draw:g>
        <draw:connector draw:style-name="gr6" draw:text-style-name="P5" draw:layer="layout" svg:x1="5.09cm" svg:y1="12.283cm" svg:x2="5.085cm" svg:y2="14.226cm" draw:start-shape="id3" draw:start-glue-point="2" draw:end-shape="id7" draw:end-glue-point="0" svg:d="M5090 12283v977h-5v966" svg:viewBox="0 0 6 1944">
          <text:p/>
        </draw:connector>
        <draw:frame draw:style-name="gr13" draw:text-style-name="P9" draw:layer="layout" svg:width="4.058cm" svg:height="1.207cm" svg:x="5.202cm" svg:y="12.757cm">
          <draw:text-box>
            <text:p><text:span text:style-name="T3">(5) Wait for Shields Up Cue</text:span></text:p>
          </draw:text-box>
        </draw:frame>
        <draw:g draw:style-name="gr2" xml:id="id4" draw:id="id4">
          <draw:frame draw:style-name="gr3" draw:text-style-name="P3" draw:layer="layout" svg:width="7.677cm" svg:height="0.617cm" svg:x="1.269cm" svg:y="18.251cm">
            <draw:text-box>
              <text:p text:style-name="P2"><text:span text:style-name="T1">Play File 3P (8)</text:span></text:p>
              <text:p text:style-name="P2"><text:span text:style-name="T1"/></text:p>
              <text:p text:style-name="P6"><text:span text:style-name="T1">Play Audio File 3</text:span></text:p>
              <text:p text:style-name="P6"><text:span text:style-name="T1"/></text:p>
            </draw:text-box>
          </draw:frame>
          <draw:rect draw:style-name="gr4" draw:text-style-name="P4" draw:layer="layout" svg:width="7.677cm" svg:height="2.49cm" svg:x="1.246cm" svg:y="18.261cm" draw:corner-radius="0.5cm">
            <text:p/>
          </draw:rect>
          <draw:line draw:style-name="gr5" draw:text-style-name="P4" draw:layer="layout" svg:x1="1.247cm" svg:y1="18.868cm" svg:x2="8.917cm" svg:y2="18.867cm">
            <text:p/>
          </draw:line>
        </draw:g>
        <draw:frame draw:style-name="gr16" draw:text-style-name="P9" draw:layer="layout" svg:width="4.058cm" svg:height="1.207cm" svg:x="5.151cm" svg:y="17.044cm">
          <draw:text-box>
            <text:p><text:span text:style-name="T3">(7) Button Press</text:span></text:p>
          </draw:text-box>
        </draw:frame>
        <draw:connector draw:style-name="gr15" draw:text-style-name="P4" draw:layer="layout" svg:x1="5.085cm" svg:y1="16.726cm" svg:x2="5.096cm" svg:y2="18.251cm" draw:start-shape="id7" draw:start-glue-point="2" draw:end-shape="id4" draw:end-glue-point="0" svg:d="M5085 16726v768h11v757" svg:viewBox="0 0 12 1526">
          <text:p/>
        </draw:connector>
        <draw:connector draw:style-name="gr15" draw:text-style-name="P4" draw:layer="layout" svg:x1="16.528cm" svg:y1="13.662cm" svg:x2="16.578cm" svg:y2="16.253cm" draw:start-shape="id8" draw:start-glue-point="2" draw:end-shape="id9" draw:end-glue-point="0" svg:d="M16528 13662v1308h50v1283" svg:viewBox="0 0 51 2592">
          <text:p/>
        </draw:connector>
        <draw:frame draw:style-name="gr17" draw:text-style-name="P13" draw:layer="layout" svg:width="4.058cm" svg:height="0.729cm" svg:x="5.828cm" svg:y="3.539cm">
          <draw:text-box>
            <text:p text:style-name="P12"><text:span text:style-name="T3">(0) Start</text:span></text:p>
          </draw:text-box>
        </draw:frame>
        <draw:frame draw:style-name="gr14" draw:text-style-name="P13" draw:layer="layout" svg:width="5.867cm" svg:height="1.685cm" svg:x="5.266cm" svg:y="4.561cm">
          <draw:text-box>
            <text:p text:style-name="P12"><text:span text:style-name="T5">(1) buttonPressFile1 Button Press</text:span></text:p>
          </draw:text-box>
        </draw:frame>
        <draw:frame draw:style-name="gr18" draw:text-style-name="P9" draw:layer="layout" svg:width="5.715cm" svg:height="0.795cm" svg:x="5.266cm" svg:y="8.725cm">
          <draw:text-box>
            <text:p><text:span text:style-name="T3">(3) Button Press</text:span></text:p>
          </draw:text-box>
        </draw:frame>
        <draw:g draw:style-name="gr2" xml:id="id6" draw:id="id6">
          <draw:frame draw:style-name="gr3" draw:text-style-name="P3" draw:layer="layout" svg:width="7.677cm" svg:height="0.617cm" svg:x="12.689cm" svg:y="6.121cm">
            <draw:text-box>
              <text:p text:style-name="P2"><text:span text:style-name="T1">Fire Lightning (12)</text:span></text:p>
              <text:p text:style-name="P2"><text:span text:style-name="T1"/></text:p>
              <text:p text:style-name="P6"><text:span text:style-name="T1">Fire Phasers (Lightning) </text:span></text:p>
            </draw:text-box>
          </draw:frame>
          <draw:rect draw:style-name="gr4" draw:text-style-name="P4" draw:layer="layout" svg:width="7.677cm" svg:height="2.49cm" svg:x="12.666cm" svg:y="6.131cm" draw:corner-radius="0.5cm">
            <text:p/>
          </draw:rect>
          <draw:line draw:style-name="gr5" draw:text-style-name="P4" draw:layer="layout" svg:x1="12.667cm" svg:y1="6.738cm" svg:x2="20.337cm" svg:y2="6.737cm">
            <text:p/>
          </draw:line>
        </draw:g>
        <draw:frame draw:style-name="gr14" draw:text-style-name="P9" draw:layer="layout" svg:width="4.238cm" svg:height="1.685cm" svg:x="16.904cm" svg:y="4.575cm">
          <draw:text-box>
            <text:p><text:span text:style-name="T3">(11) Wait for Phaser Fire Cue</text:span></text:p>
          </draw:text-box>
        </draw:frame>
        <draw:connector draw:style-name="gr15" draw:text-style-name="P4" draw:layer="layout" svg:x1="16.516cm" svg:y1="8.621cm" svg:x2="16.528cm" svg:y2="11.162cm" draw:start-shape="id6" draw:start-glue-point="2" draw:end-shape="id8" draw:end-glue-point="0" svg:d="M16516 8621v1276h12v1265" svg:viewBox="0 0 13 2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horizontal-align="left" draw:textarea-vertical-align="middle" draw:auto-grow-height="false" fo:wrap-option="no-wrap"/>
      <style:text-properties style:font-name="Liberation Mono1" fo:font-family="'Liberation Mono'" style:font-style-name="Regular" style:font-family-generic="modern" style:font-pitch="fixe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6T13:06:01.886000000</meta:creation-date>
    <dc:date>2024-03-26T15:46:00.923000000</dc:date>
    <meta:editing-duration>P4DT6M56S</meta:editing-duration>
    <meta:editing-cycles>10</meta:editing-cycles>
    <meta:generator>LibreOffice/7.6.4.1$Windows_X86_64 LibreOffice_project/e19e193f88cd6c0525a17fb7a176ed8e6a3e2aa1</meta:generator>
    <meta:print-date>2024-03-26T15:45:25.499000000</meta:print-date>
    <meta:document-statistic meta:object-count="51"/>
  </office:meta>
</office:document-meta>
</file>